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/>
    <style:font-face style:name="Helvetica Neue" svg:font-family="'Helvetica Neue', Helvetica, Arial, sans-serif"/>
    <style:font-face style:name="Lohit Devanagari1" svg:font-family="'Lohit Devanagari'"/>
    <style:font-face style:name="Roboto" svg:font-family="Roboto"/>
    <style:font-face style:name="Roboto Mono Medium" svg:font-family="'Roboto Mon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333333" style:font-name="Roboto" fo:font-size="27pt" fo:letter-spacing="normal" fo:font-style="normal" fo:font-weight="bold" officeooo:rsid="0006507a" officeooo:paragraph-rsid="0006507a"/>
    </style:style>
    <style:style style:name="P2" style:family="paragraph" style:parent-style-name="Text_20_body">
      <style:text-properties fo:font-variant="normal" fo:text-transform="none" fo:color="#000000" style:font-name="Roboto Mono Medium" fo:letter-spacing="normal" fo:font-style="normal" officeooo:rsid="0006507a" officeooo:paragraph-rsid="0006507a"/>
    </style:style>
    <style:style style:name="P3" style:family="paragraph" style:parent-style-name="Text_20_body">
      <style:paragraph-properties fo:text-align="center" style:justify-single-word="false"/>
      <style:text-properties style:font-name="Roboto Mono Medium" officeooo:rsid="0006507a" officeooo:paragraph-rsid="0006507a"/>
    </style:style>
    <style:style style:name="P4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Roboto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La Ola de la automatizacion</text:h>
      <text:p text:style-name="P4">Un trabajador en una fabrica se acerca a una pila de cajas estas cajas tienen diferentes, formas, colores y estan en algun tipo de orden.</text:p>
      <text:p text:style-name="P4">Imagine por un segundo que usted puede ver dentro del cerebro del trabajador, y puede ver sus tareas de mover esas cajas y considere la complegidad del problema que necesita ser resuelto aqui.</text:p>
      <text:p text:style-name="P4">Muchas de las cajas son de color cafe y se precionan Fuertemente unas con otras, haciendo que los bordes de las cajas sean dificiles de percibir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/>
    <style:font-face style:name="Helvetica Neue" svg:font-family="'Helvetica Neue', Helvetica, Arial, sans-serif"/>
    <style:font-face style:name="Lohit Devanagari1" svg:font-family="'Lohit Devanagari'"/>
    <style:font-face style:name="Roboto" svg:font-family="Roboto"/>
    <style:font-face style:name="Roboto Mono Medium" svg:font-family="'Roboto Mon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20:15:23.760585363</meta:creation-date>
    <dc:date>2017-10-08T20:55:57.369820591</dc:date>
    <meta:editing-duration>PT5M11S</meta:editing-duration>
    <meta:editing-cycles>1</meta:editing-cycles>
    <meta:document-statistic meta:table-count="0" meta:image-count="0" meta:object-count="0" meta:page-count="1" meta:paragraph-count="4" meta:word-count="89" meta:character-count="500" meta:non-whitespace-character-count="415"/>
    <meta:generator>LibreOffice/5.2.6.2$Linux_X86_64 LibreOffice_project/20$Build-2</meta:generator>
  </office:meta>
</office:document-meta>
</file>